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Prayer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Streng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strength &amp; magic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ght</text:p>
          </table:table-cell>
          <table:table-cell table:style-name="ce8" office:value-type="string">
            <text:p>Heal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direct heal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8" office:value-type="string">
            <text:p>Martyrdo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your target takes the same damage it deal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ne of Pe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cannot attack for a few tur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rusade</text:p>
          </table:table-cell>
          <table:table-cell table:style-name="ce8" office:value-type="string">
            <text:p>Sear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anged damage + DOT on the ground (but not a zone)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 Blindnes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oly Thund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lightning damage bal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PBAOE light dam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Glyphs</text:p>
          </table:table-cell>
          <table:table-cell table:style-name="ce8" office:value-type="string">
            <text:p>Glyph of Fatigu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educes the walk speed of passing actors</text:p>
          </table:table-cell>
          <table:table-cell table:style-name="ce14" table:number-columns-repeated="1014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explodes on contac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knockbacks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daze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 table:number-rows-repeated="2">
          <table:table-cell table:style-name="ce4"/>
          <table:table-cell table:style-name="ce9"/>
          <table:table-cell/>
          <table:table-cell table:style-name="ce13"/>
          <table:table-cell table:style-name="ce15"/>
          <table:table-cell table:style-name="ce13"/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number-columns-repeated="5"/>
          <table:table-cell table:style-name="ce15"/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00">
            <text:p>100</text:p>
          </table:table-cell>
          <table:table-cell table:number-columns-repeated="1018"/>
        </table:table-row>
        <table:table-row table:style-name="ro1" table:number-rows-repeated="654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Order" table:style-name="ta1" table:print="false"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number-columns-repeated="2" table:default-cell-style-name="ce27"/>
        <table:table-column table:style-name="co5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Blinding Speed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02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5T02:14:59</dc:date>
    <dc:language>fr-FR</dc:language>
    <meta:editing-cycles>166</meta:editing-cycles>
    <meta:editing-duration>PT93H34M55S</meta:editing-duration>
    <meta:document-statistic meta:table-count="2" meta:cell-count="170" meta:object-count="0"/>
    <meta:user-defined meta:name="Info 1"/>
    <meta:user-defined meta:name="Info 2"/>
    <meta:user-defined meta:name="Info 3"/>
    <meta:user-defined meta:name="Info 4"/>
  </office:meta>
</office:document-meta>
</file>